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e6a6c" officeooo:paragraph-rsid="000e6a6c"/>
    </style:style>
    <style:style style:name="P2" style:family="paragraph" style:parent-style-name="Standard">
      <style:text-properties style:font-name="Khmer OS" officeooo:rsid="000e6a6c" officeooo:paragraph-rsid="001067d5"/>
    </style:style>
    <style:style style:name="P3" style:family="paragraph" style:parent-style-name="Standard">
      <style:text-properties style:font-name="Khmer OS" officeooo:rsid="001067d5" officeooo:paragraph-rsid="001067d5"/>
    </style:style>
    <style:style style:name="T1" style:family="text">
      <style:text-properties officeooo:rsid="00103e0d"/>
    </style:style>
    <style:style style:name="T2" style:family="text">
      <style:text-properties officeooo:rsid="001067d5"/>
    </style:style>
    <style:style style:name="T3" style:family="text">
      <style:text-properties officeooo:rsid="0010f55b"/>
    </style:style>
    <style:style style:name="T4" style:family="text">
      <style:text-properties officeooo:rsid="00136f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text:line-break/>Class: M3<text:line-break/></text:p>
      <text:p text:style-name="P1">1.<text:line-break/><text:tab/>1. income tax</text:p>
      <text:p text:style-name="P1"><text:tab/>2. overwork</text:p>
      <text:p text:style-name="P1"><text:tab/>3. 500</text:p>
      <text:p text:style-name="P1"><text:tab/>4. meeting</text:p>
      <text:p text:style-name="P1"><text:tab/>5. client</text:p>
      <text:p text:style-name="P1"><text:tab/>6. a shop</text:p>
      <text:p text:style-name="P1"/>
      <text:p text:style-name="P1">2.</text:p>
      <text:p text:style-name="P2"><text:tab/>1. what is your job?<text:line-break/><text:tab/>2. My salary is 50000 dollars<text:line-break/><text:tab/>3. My total income <text:span text:style-name="T1">is</text:span> around <text:span text:style-name="T1">3</text:span>0,000 from teaching and another 10,000<text:line-break/><text:tab/><text:span text:style-name="T1">4. I work for chemist at pharmacy.<text:line-break/><text:tab/>5. My job involves </text:span><text:span text:style-name="T2">looking after and maintaining all</text:span><text:span text:style-name="T1"> computer</text:span><text:span text:style-name="T2">s</text:span><text:span text:style-name="T1"> </text:span><text:span text:style-name="T2">in the building</text:span><text:span text:style-name="T1">.<text:line-break/><text:tab/>6. </text:span><text:span text:style-name="T2">I’m in charge og one of the smaller departments.<text:line-break/></text:span></text:p>
      <text:p text:style-name="P2"><text:span text:style-name="T2">3.</text:span></text:p>
      <text:p text:style-name="P2"><text:span text:style-name="T2"><text:tab/>1. What are your working hours? </text:span></text:p>
      <text:p text:style-name="P3"><text:tab/>2. Do you work overtime?</text:p>
      <text:p text:style-name="P3"><text:tab/>3. How many week for your holiday?<text:line-break/><text:tab/>4. Do you <text:span text:style-name="T3">like</text:span> a teacher <text:span text:style-name="T3">job</text:span>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7T09:41:07.108197184</dc:date>
    <meta:editing-duration>PT1H7M25S</meta:editing-duration>
    <meta:editing-cycles>7</meta:editing-cycles>
    <meta:generator>LibreOffice/7.1.2.2$Linux_X86_64 LibreOffice_project/10$Build-2</meta:generator>
    <meta:document-statistic meta:table-count="0" meta:image-count="0" meta:object-count="0" meta:page-count="1" meta:paragraph-count="13" meta:word-count="100" meta:character-count="516" meta:non-whitespace-character-count="410"/>
  </office:meta>
</office:document-meta>
</file>